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996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1">
            <text:p>Michael Schumacher (1991-2006 / 2010-2012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Total Team Points</text:p>
          </table:table-cell>
          <table:table-cell table:style-name="ce4" office:value-type="string" calcext:value-type="string">
            <text:p>Total Team Wins</text:p>
          </table:table-cell>
          <table:table-cell table:style-name="ce5" office:value-type="string" calcext:value-type="string">
            <text:p>Total Points</text:p>
          </table:table-cell>
          <table:table-cell table:style-name="ce5" office:value-type="string" calcext:value-type="string">
            <text:p>Total Wins</text:p>
          </table:table-cell>
          <table:table-cell table:number-columns-repeated="101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Benetton</text:p>
          </table:table-cell>
          <table:table-cell office:value-type="float" office:value="38.5" calcext:value-type="float">
            <text:p>38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Benetton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Benetton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Benetton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Benetton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Ferrari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Ferrari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Ferrari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Ferrari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errari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Ferrari</text:p>
          </table:table-cell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Ferrari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Ferrari</text:p>
          </table:table-cell>
          <table:table-cell office:value-type="float" office:value="158" calcext:value-type="float">
            <text:p>158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Ferrari</text:p>
          </table:table-cell>
          <table:table-cell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Ferrari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errari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Mercedes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erced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ercedes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7:00:52.703409762</meta:creation-date>
    <dc:date>2015-03-05T17:47:20.730222429</dc:date>
    <meta:editing-duration>PT56S</meta:editing-duration>
    <meta:editing-cycles>1</meta:editing-cycles>
    <meta:document-statistic meta:table-count="1" meta:cell-count="121" meta:object-count="0"/>
    <meta:generator>LibreOffice/4.2.7.2$Linux_X86_64 LibreOffice_project/420m0$Build-2</meta:generator>
  </office:meta>
</office:document-meta>
</file>